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c896d" officeooo:paragraph-rsid="001c896d"/>
    </style:style>
    <style:style style:name="P2" style:family="paragraph" style:parent-style-name="Standard">
      <style:text-properties officeooo:rsid="001c896d" officeooo:paragraph-rsid="001f39a6"/>
    </style:style>
    <style:style style:name="P3" style:family="paragraph" style:parent-style-name="Standard">
      <style:text-properties officeooo:rsid="001f39a6" officeooo:paragraph-rsid="001f39a6"/>
    </style:style>
    <style:style style:name="T1" style:family="text">
      <style:text-properties officeooo:rsid="001d84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study has several limitations that should be considered when interpreting these results. Ultrasound segmentations for both capsule and CG relied heavily on the segmenter's discretion when defining <text:span text:style-name="T1">boundaries</text:span> as contrast was not uniform throughout the image stack and images themselves. <text:span text:style-name="T1">In the sagittal plane, there were three primary sources of error. It was difficult to delineate seminal vesicles in the left and right posterior prostate base-mid gland from prostatic tissue. This is because seminal vesicles run continuously into prostatic tissue, and their acoustic and stiffness properties differ little from surrounding tissue. The sole guide for segmentation in this region was anatomical location. Segmentations started in the anterior base of the prostate using the bladder as a marker. These segmentations then proceeded posteriorly towards a space that separated prostate from seminal vesicle immediately before seminal vesicle became continuous with the prostatic tissue. From that point, the segmentation used a straight line from this space, running through seminal vesicle tissue, and terminating mid-gland in the peripheral zone. It is entirely possible that either seminal vesicle was included in the segmentation when it should not have been, or that peripheral zone was missed by this segmentation technique. From the axial images toward the base, it appeared that the seminal vesicles were not included, but a small amount of peripheral zone was consistently missed in these segmentations (image?). <text:s/>Another source of sagittal segmentation error was the difficulty in separating prostatic tissue from periprostatic tissue in the far left and right sagittal planes. Unsurprisingly, both axial and coronal label slice intersections demonstrated slight underestimations of prostate lateral extent (image?). Additionally, along the mid-lateral base where periprostatic <text:s/>tissue surrounds the prostate, it was difficult to determine where the prostate boundary ended and periprostatic tissue began</text:span></text:p>
      <text:p text:style-name="P2"/>
      <text:p text:style-name="P3">Image downsampling was another error source. Without downsampling, mistakes made in the sagittal segmentation could be easily corrected by editing the label <text:s/>map in either the axial or coronal planes. For example, the difficulty in capturing the far left and right lateral prostate wings sagitally could have been corrected by segmenting the missing prostate in the axial and coronal wings where the lateral dimension is clearly visible. Image downsampling, however, results in label segmentations in the axial and coronal planes made of 3 mm blocks. These block-like label segmentations allow only coarse changes in the axial and coronal planes. It was decided though that the time expenditure to segment greater than thirty planes was not worth the slight error that arose as a result of downsampling. </text:p>
      <text:p text:style-name="P2"/>
      <text:p text:style-name="P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 9/12)</meta:initial-creator>
    <meta:creation-date>2013-11-26T16:57:50.602029634</meta:creation-date>
    <dc:date>2013-11-26T17:55:03.847524360</dc:date>
    <dc:creator>Zach 9/12)</dc:creator>
    <meta:editing-duration>PT10M22S</meta:editing-duration>
    <meta:editing-cycles>1</meta:editing-cycles>
    <meta:document-statistic meta:table-count="0" meta:image-count="0" meta:object-count="0" meta:page-count="1" meta:paragraph-count="2" meta:word-count="416" meta:character-count="2820" meta:non-whitespace-character-count="2402"/>
    <meta:generator>LibreOffice/4.1.2.3$Linux_X86_64 LibreOffice_project/40b2d7fde7e8d2d7bc5a449dc65df4d08a7dd38</meta:generator>
  </office:meta>
</office:document-meta>
</file>